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list-style-name="L1">
      <style:text-properties style:font-name="Arial" fo:font-size="12pt" style:font-size-asian="12pt" style:font-size-complex="12pt"/>
    </style:style>
    <style:style style:name="P3" style:family="paragraph" style:parent-style-name="Standard" style:list-style-name="L1">
      <style:text-properties style:font-name="Arial" fo:font-size="12pt" officeooo:rsid="000d1fa7" officeooo:paragraph-rsid="000d1fa7" style:font-size-asian="12pt" style:font-size-complex="12pt"/>
    </style:style>
    <style:style style:name="P4" style:family="paragraph" style:parent-style-name="Standard">
      <style:text-properties style:font-name="Arial" fo:font-size="12pt" officeooo:paragraph-rsid="000d1fa7" style:font-size-asian="12pt" style:font-size-complex="12pt"/>
    </style:style>
    <style:style style:name="P5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fa7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MS project approval &amp; protocol form</text:span></text:p>
      <text:p text:style-name="P1"><text:span text:style-name="T1"/></text:p>
      <text:p text:style-name="P1">Title:<text:tab/><text:tab/><text:tab/><text:tab/></text:p>
      <text:p text:style-name="P1">Acronym:<text:tab/><text:tab/><text:tab/></text:p>
      <text:p text:style-name="P1">Principal investigator:<text:tab/><text:tab/></text:p>
      <text:p text:style-name="P1">Approved person:<text:tab/><text:tab/></text:p>
      <text:p text:style-name="P1">Start date:<text:tab/><text:tab/><text:tab/></text:p>
      <text:p text:style-name="P1">End date:<text:tab/><text:tab/><text:tab/><text:tab/></text:p>
      <text:p text:style-name="P1">Sample size:<text:tab/><text:tab/><text:tab/><text:tab/>participants</text:p>
      <text:p text:style-name="P1"/>
      <text:p text:style-name="P1">Description (including hypothesis &amp; reference to similar study(-ies)):</text:p>
      <text:p text:style-name="P1"/>
      <text:p text:style-name="P5"/>
      <text:p text:style-name="P1"/>
      <text:p text:style-name="P4">Hardware:<text:tab/><text:tab/><text:tab/>Mag &amp; More Powermag<text:tab/>Magventure MagPro</text:p>
      <text:p text:style-name="P4"><text:tab/><text:tab/><text:tab/><text:tab/>Brainsight<text:tab/><text:tab/>EMG<text:tab/><text:tab/>Physiology</text:p>
      <text:p text:style-name="P1"><text:tab/><text:tab/><text:tab/><text:tab/>Other:</text:p>
      <text:p text:style-name="P1"/>
      <text:p text:style-name="P6">Protocol</text:p>
      <text:p text:style-name="P1">Type:<text:tab/><text:tab/><text:tab/><text:tab/>Single pulse<text:tab/>Paired pulse<text:tab/>Triple pulse<text:tab/>Quadripulse</text:p>
      <text:p text:style-name="P1"><text:tab/><text:tab/><text:tab/><text:tab/>Slow rTMS<text:tab/>Rapid rTMS<text:tab/>TBS<text:tab/><text:tab/>Other patterned rTMS</text:p>
      <text:p text:style-name="P1"><text:tab/><text:tab/><text:tab/><text:tab/>Other:</text:p>
      <text:p text:style-name="P1"/>
      <text:p text:style-name="P1">Inter-pulse interval:<text:tab/><text:tab/><text:tab/>ms</text:p>
      <text:p text:style-name="P1"/>
      <text:p text:style-name="P1">Train length:<text:tab/><text:tab/><text:tab/><text:tab/>pulses per train</text:p>
      <text:p text:style-name="P1"/>
      <text:p text:style-name="P1">Inter-train interval:<text:tab/><text:tab/><text:tab/>ms</text:p>
      <text:p text:style-name="P1"/>
      <text:p text:style-name="P1">Trains:<text:tab/><text:tab/><text:tab/><text:tab/>trains per block</text:p>
      <text:p text:style-name="P1"/>
      <text:p text:style-name="P1">Blocks:<text:tab/><text:tab/><text:tab/><text:tab/>blocks per session</text:p>
      <text:p text:style-name="P1"/>
      <text:p text:style-name="P1">Sessions:<text:tab/><text:tab/><text:tab/><text:tab/>sessions per day</text:p>
      <text:p text:style-name="P1"><text:tab/><text:tab/><text:tab/></text:p>
      <text:p text:style-name="P1">Pulses:<text:tab/><text:tab/><text:tab/><text:tab/>pulses per day</text:p>
      <text:p text:style-name="P1"/>
      <text:p text:style-name="P7">Days:<text:tab/><text:tab/><text:tab/><text:tab/><text:tab/>days per experiment</text:p>
      <text:p text:style-name="P1"/>
      <text:p text:style-name="P4">Threshold:<text:tab/><text:tab/><text:tab/><text:span text:style-name="T2">resting m</text:span>otor<text:tab/> <text:tab/><text:span text:style-name="T2">active motor</text:span><text:tab/><text:tab/>Phosphene</text:p>
      <text:p text:style-name="P4"><text:tab/><text:tab/><text:tab/><text:tab/>Cortical <text:span text:style-name="T2">d</text:span>istance<text:tab/>Other:</text:p>
      <text:p text:style-name="P1"/>
      <text:p text:style-name="P1">TMS intensity(-ies):<text:tab/><text:tab/>Pulse 1:<text:tab/><text:tab/>%MT<text:tab/><text:tab/>% Max output</text:p>
      <text:p text:style-name="P1"><text:tab/><text:tab/><text:tab/><text:tab/>Pulses 2+:<text:tab/><text:tab/>%MT<text:tab/><text:tab/>% Max output</text:p>
      <text:p text:style-name="P1"/>
      <text:p text:style-name="P1">Neuronavigation:<text:tab/><text:tab/>10-20 system<text:tab/>MRI scan<text:tab/>fMRI scan</text:p>
      <text:p text:style-name="P1"><text:tab/><text:tab/><text:tab/><text:tab/>Other</text:p>
      <text:p text:style-name="P1"/>
      <text:p text:style-name="P1">Notes:</text:p>
      <text:list xml:id="list3121053177" text:style-name="L1">
        <text:list-item>
          <text:p text:style-name="P2">Implemented on the <text:span text:style-name="T2">[XXXX]</text:span> database..?</text:p>
        </text:list-item>
        <text:list-item>
          <text:p text:style-name="P2">Will include a TMS design calculator incorporating safety margins &amp; total pulses, etc</text:p>
        </text:list-item>
        <text:list-item>
          <text:p text:style-name="P3">[ONLINE PULSE CALCULATOR?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3-05-09T10:50:23</meta:creation-date>
    <dc:date>2023-10-13T10:18:27.771315928</dc:date>
    <meta:editing-duration>P3DT20H2M57S</meta:editing-duration>
    <meta:editing-cycles>7</meta:editing-cycles>
    <meta:generator>LibreOffice/6.0.7.3$Linux_X86_64 LibreOffice_project/00m0$Build-3</meta:generator>
    <meta:print-date>2013-05-13T10:10:42</meta:print-date>
    <meta:document-statistic meta:table-count="0" meta:image-count="0" meta:object-count="0" meta:page-count="1" meta:paragraph-count="35" meta:word-count="143" meta:character-count="1046" meta:non-whitespace-character-count="846"/>
  </office:meta>
</office:document-meta>
</file>